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Liberation Serif" officeooo:rsid="000bcafc" officeooo:paragraph-rsid="000bcafc" style:font-size-asian="10.5pt"/>
    </style:style>
    <style:style style:name="P2" style:family="paragraph" style:parent-style-name="Standard">
      <style:text-properties style:font-name="pLiberation Serif" officeooo:rsid="000cea3a" officeooo:paragraph-rsid="000cea3a" style:font-size-asian="10.5pt"/>
    </style:style>
    <style:style style:name="P3" style:family="paragraph" style:parent-style-name="Text_20_body">
      <style:text-properties officeooo:rsid="000cea3a" officeooo:paragraph-rsid="000cea3a"/>
    </style:style>
    <style:style style:name="P4" style:family="paragraph" style:parent-style-name="Standard" style:list-style-name="L2">
      <style:text-properties style:font-name="pLiberation Serif" officeooo:rsid="000ef5b4" officeooo:paragraph-rsid="000ef5b4" style:font-size-asian="10.5pt"/>
    </style:style>
    <style:style style:name="P5" style:family="paragraph" style:parent-style-name="Standard" style:list-style-name="L2">
      <style:text-properties style:font-name="pLiberation Serif" officeooo:rsid="000cea3a" officeooo:paragraph-rsid="000cea3a" style:font-size-asian="10.5pt"/>
    </style:style>
    <style:style style:name="P6" style:family="paragraph" style:parent-style-name="Standard" style:list-style-name="L2">
      <style:text-properties style:font-name="pLiberation Serif" officeooo:rsid="001076ec" officeooo:paragraph-rsid="001076ec" style:font-size-asian="10.5pt"/>
    </style:style>
    <style:style style:name="P7" style:family="paragraph" style:parent-style-name="Text_20_body" style:list-style-name="L1">
      <style:text-properties officeooo:rsid="000b416d" officeooo:paragraph-rsid="000cea3a"/>
    </style:style>
    <style:style style:name="P8" style:family="paragraph" style:parent-style-name="Text_20_body" style:list-style-name="L1">
      <style:text-properties officeooo:rsid="000cea3a" officeooo:paragraph-rsid="000cea3a"/>
    </style:style>
    <style:style style:name="T1" style:family="text">
      <style:text-properties officeooo:rsid="000cea3a"/>
    </style:style>
    <style:style style:name="T2" style:family="text">
      <style:text-properties officeooo:rsid="000ef5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list xml:id="list9218416827119195492" text:style-name="L1">
        <text:list-item>
          <text:p text:style-name="P7">Scen<text:span text:style-name="T1">a</text:span>riusze użycia</text:p>
        </text:list-item>
        <text:list-item>
          <text:p text:style-name="P7">Potrzeby</text:p>
        </text:list-item>
        <text:list-item>
          <text:p text:style-name="P7">Historyjki użytkownik<text:span text:style-name="T1">a</text:span></text:p>
        </text:list-item>
        <text:list-item>
          <text:p text:style-name="P8">Przypadki użycia dla tej potrzeby</text:p>
        </text:list-item>
      </text:list>
      <text:p text:style-name="P3"/>
      <text:p text:style-name="P1">1. Pan Jan <text:span text:style-name="T2">znalazł interesujący go kurs. Chciałby się na niego zapisać oraz uzyskać więcej informacji na jego temat</text:span></text:p>
      <text:p text:style-name="P1"/>
      <text:p text:style-name="P1">2. <text:span text:style-name="T2">Zapis na kurs w PJATK</text:span></text:p>
      <text:p text:style-name="P1"/>
      <text:p text:style-name="P2">3. Jako klient chciałbym <text:span text:style-name="T2">zapisac się na kurs prowadzony w PJATK oraz zadać pytania go dotyczące, dowidzieć się o terminie rozpoczęcia oraz formie uiszczenia opłaty</text:span></text:p>
      <text:p text:style-name="P2"/>
      <text:p text:style-name="P2">4.</text:p>
      <text:list xml:id="list8174744634540880070" text:style-name="L2">
        <text:list-item>
          <text:p text:style-name="P4">założenie konta</text:p>
        </text:list-item>
        <text:list-item>
          <text:p text:style-name="P4">weryfikacja konta</text:p>
        </text:list-item>
        <text:list-item>
          <text:p text:style-name="P4">edycja konta</text:p>
        </text:list-item>
        <text:list-item>
          <text:p text:style-name="P4">wysłanie zapytania </text:p>
        </text:list-item>
        <text:list-item>
          <text:p text:style-name="P5">przeglądanie listy kursów</text:p>
        </text:list-item>
        <text:list-item>
          <text:p text:style-name="P5">filtrowanie listy kursów</text:p>
        </text:list-item>
        <text:list-item>
          <text:p text:style-name="P5">przeglądanie szczegółowych informacji o kursie</text:p>
        </text:list-item>
        <text:list-item>
          <text:p text:style-name="P6">zapisanie się na kurs</text:p>
        </text:list-item>
        <text:list-item>
          <text:p text:style-name="P6">rezygnacja z kursu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25:23.662659832</meta:creation-date>
    <dc:date>2017-12-06T16:30:34.399544716</dc:date>
    <meta:editing-duration>PT24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00" meta:character-count="599" meta:non-whitespace-character-count="528"/>
  </office:meta>
</office:document-meta>
</file>